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paragraph-properties fo:text-align="end" style:justify-single-word="false"/>
      <style:text-properties style:font-name="Times New Roman" fo:font-weight="normal" officeooo:rsid="00a0ac45" officeooo:paragraph-rsid="00a0ac45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Times New Roman" fo:font-weight="normal" officeooo:rsid="00a0ac45" officeooo:paragraph-rsid="00acd4a4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Times New Roman" fo:font-weight="normal" officeooo:rsid="00a0ac45" officeooo:paragraph-rsid="00ae9738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Times New Roman" fo:font-weight="normal" officeooo:rsid="00a0ac45" officeooo:paragraph-rsid="00b84962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weight="normal" officeooo:rsid="00a0ac45" officeooo:paragraph-rsid="00a0ac45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weight="normal" officeooo:rsid="00a0ac45" officeooo:paragraph-rsid="00a0ac45" style:font-weight-asian="normal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Times New Roman" fo:font-weight="normal" officeooo:rsid="00a66a71" officeooo:paragraph-rsid="00a66a71" style:font-weight-asian="normal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Times New Roman" fo:font-weight="normal" officeooo:rsid="00a9fe5b" officeooo:paragraph-rsid="00a9fe5b" style:font-weight-asian="normal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Times New Roman" fo:font-weight="normal" officeooo:rsid="00a9fe5b" officeooo:paragraph-rsid="00acd4a4" style:font-weight-asian="normal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Times New Roman" fo:font-weight="normal" officeooo:rsid="00a9fe5b" officeooo:paragraph-rsid="00ae9738" style:font-weight-asian="normal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Times New Roman" fo:font-weight="normal" officeooo:rsid="00a9fe5b" officeooo:paragraph-rsid="00b84962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Times New Roman" fo:font-weight="normal" officeooo:rsid="00ac7a27" officeooo:paragraph-rsid="00ac7a27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bold" officeooo:rsid="00ac264e" officeooo:paragraph-rsid="00ac264e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bold" officeooo:rsid="00ac264e" officeooo:paragraph-rsid="00ae9738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a66a71" officeooo:paragraph-rsid="00ac264e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a66a71" officeooo:paragraph-rsid="00ae9738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a66a71" officeooo:paragraph-rsid="00b84962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4pt" style:text-underline-style="none" fo:font-weight="normal" officeooo:rsid="00a66a71" officeooo:paragraph-rsid="00acd4a4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end" style:justify-single-word="false"/>
      <style:text-properties style:font-name="Times New Roman" fo:font-size="14pt" style:text-underline-style="none" fo:font-weight="normal" officeooo:rsid="00a66a71" officeooo:paragraph-rsid="00ae9738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end" style:justify-single-word="false"/>
      <style:text-properties style:font-name="Times New Roman" fo:font-size="14pt" style:text-underline-style="none" fo:font-weight="normal" officeooo:rsid="00a66a71" officeooo:paragraph-rsid="00b84962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bold" officeooo:rsid="00ac264e" officeooo:paragraph-rsid="00ac264e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bold" officeooo:rsid="00ac264e" officeooo:paragraph-rsid="00ae9738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bold" officeooo:rsid="00ae9738" officeooo:paragraph-rsid="00ae9738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ae9738" officeooo:paragraph-rsid="00ae9738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ac264e" officeooo:paragraph-rsid="00ac264e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a22836" officeooo:paragraph-rsid="00adb4a1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normal" officeooo:rsid="00a0ac45" officeooo:paragraph-rsid="00b8496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ac264e" officeooo:paragraph-rsid="00ac264e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af41e5" officeooo:paragraph-rsid="00af41e5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a22836" officeooo:paragraph-rsid="00ac7a27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b84962" officeooo:paragraph-rsid="00b84962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b84962" officeooo:paragraph-rsid="00b90c98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b84962" officeooo:paragraph-rsid="00ba54f1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paragraph-properties fo:text-align="center" style:justify-single-word="false"/>
      <style:text-properties style:font-name="Times New Roman" officeooo:rsid="00a0ac45" officeooo:paragraph-rsid="00a0ac45"/>
    </style:style>
    <style:style style:name="P36" style:family="paragraph" style:parent-style-name="Standard">
      <style:paragraph-properties fo:text-align="center" style:justify-single-word="false"/>
      <style:text-properties officeooo:rsid="00a0ac45" officeooo:paragraph-rsid="00a0ac45"/>
    </style:style>
    <style:style style:name="P37" style:family="paragraph" style:parent-style-name="Standard">
      <style:paragraph-properties fo:text-align="center" style:justify-single-word="false"/>
      <style:text-properties officeooo:rsid="00a0ac45" officeooo:paragraph-rsid="00acd4a4"/>
    </style:style>
    <style:style style:name="P38" style:family="paragraph" style:parent-style-name="Standard">
      <style:paragraph-properties fo:text-align="center" style:justify-single-word="false"/>
      <style:text-properties fo:font-size="12pt" fo:font-weight="bold" officeooo:rsid="00a22836" officeooo:paragraph-rsid="00a5db55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2pt" fo:font-weight="bold" officeooo:rsid="00a22836" officeooo:paragraph-rsid="00acd4a4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a22836" officeooo:paragraph-rsid="00a22836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a22836" officeooo:paragraph-rsid="00acd4a4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ize="12pt" fo:font-weight="bold" officeooo:rsid="00acd4a4" officeooo:paragraph-rsid="00ac7a27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12pt" fo:font-weight="bold" officeooo:rsid="00acd4a4" officeooo:paragraph-rsid="00adb4a1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a22836" officeooo:paragraph-rsid="00a22836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a22836" officeooo:paragraph-rsid="00ac7a27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a22836" officeooo:paragraph-rsid="00acd4a4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a22836" officeooo:paragraph-rsid="00adb4a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22836" officeooo:paragraph-rsid="00a5db5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22836" officeooo:paragraph-rsid="00a22836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22836" officeooo:paragraph-rsid="00acd4a4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22836" officeooo:paragraph-rsid="00adb4a1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c7a27" officeooo:paragraph-rsid="00ac7a27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a0ac45" officeooo:paragraph-rsid="00ac264e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a0ac45" officeooo:paragraph-rsid="00ae9738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cd4a4" officeooo:paragraph-rsid="00acd4a4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c7a27" officeooo:paragraph-rsid="00ac7a27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Times New Roman" fo:font-size="14pt" fo:font-style="italic" style:text-underline-style="none" fo:font-weight="bold" officeooo:rsid="00b84962" officeooo:paragraph-rsid="00b84962" style:font-size-asian="14pt" style:font-style-asian="italic" style:font-weight-asian="bold" style:font-size-complex="14pt" style:font-style-complex="italic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solid" style:text-underline-width="auto" style:text-underline-color="font-color" fo:font-weight="normal" officeooo:rsid="00b84962" officeooo:paragraph-rsid="00b84962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rsid="00b84962" officeooo:paragraph-rsid="00b84962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rsid="00ba54f1" officeooo:paragraph-rsid="00ba54f1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" fo:font-size="14pt" fo:font-weight="bold" officeooo:rsid="00a66a71" style:font-size-asian="14pt" style:font-weight-asian="bold" style:font-size-complex="14pt" style:font-weight-complex="bold"/>
    </style:style>
    <style:style style:name="T3" style:family="text">
      <style:text-properties style:font-name="Times New Roman" fo:font-size="14pt" fo:font-weight="bold" officeooo:rsid="00a6b642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fo:font-weight="bold" officeooo:rsid="00ac7a27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font-weight="bold" officeooo:rsid="00acd4a4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font-weight="bold" officeooo:rsid="00adb4a1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fo:font-weight="bold" officeooo:rsid="00ae9738" style:font-size-asian="14pt" style:font-weight-asian="bold" style:font-size-complex="14pt" style:font-weight-complex="bold"/>
    </style:style>
    <style:style style:name="T8" style:family="text">
      <style:text-properties style:font-name="Times New Roman" fo:font-size="14pt" fo:font-weight="bold" officeooo:rsid="00b18158" style:font-size-asian="14pt" style:font-weight-asian="bold" style:font-size-complex="14pt" style:font-weight-complex="bold"/>
    </style:style>
    <style:style style:name="T9" style:family="text">
      <style:text-properties style:font-name="Times New Roman" fo:font-size="14pt" fo:font-style="italic" fo:font-weight="bold" officeooo:rsid="00ae9738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1" style:family="text">
      <style:text-properties style:font-name="Times New Roman" fo:font-size="10pt" fo:font-weight="normal" officeooo:rsid="00a22836" style:font-size-asian="10pt" style:font-weight-asian="normal" style:font-size-complex="10pt" style:font-weight-complex="normal"/>
    </style:style>
    <style:style style:name="T12" style:family="text">
      <style:text-properties style:font-name="Times New Roman" fo:font-size="10pt" fo:font-weight="normal" officeooo:rsid="00a5db55" style:font-size-asian="10pt" style:font-weight-asian="normal" style:font-size-complex="10pt" style:font-weight-complex="normal"/>
    </style:style>
    <style:style style:name="T13" style:family="text">
      <style:text-properties style:font-name="Times New Roman" fo:font-size="10pt" style:text-underline-style="none" style:font-size-asian="10pt" style:font-size-complex="10pt"/>
    </style:style>
    <style:style style:name="T14" style:family="text">
      <style:text-properties style:font-name="Times New Roman" fo:font-size="10pt" style:text-underline-style="none" officeooo:rsid="00a5db55" style:font-size-asian="10pt" style:font-size-complex="10pt"/>
    </style:style>
    <style:style style:name="T15" style:family="text">
      <style:text-properties officeooo:rsid="00a66a71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a66a71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adb4a1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ae9738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0b84962" style:font-size-asian="14pt" style:font-weight-asian="bold" style:font-size-complex="14pt" style:font-weight-complex="bold"/>
    </style:style>
    <style:style style:name="T21" style:family="text">
      <style:text-properties fo:font-size="14pt" fo:font-weight="bold" officeooo:rsid="00bdbaef" style:font-size-asian="14pt" style:font-weight-asian="bold" style:font-size-complex="14pt" style:font-weight-complex="bold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officeooo:rsid="00b18158" style:font-size-asian="14pt" style:font-size-complex="14pt"/>
    </style:style>
    <style:style style:name="T24" style:family="text">
      <style:text-properties fo:font-size="14pt" officeooo:rsid="00b90c98" style:font-size-asian="14pt" style:font-size-complex="14pt"/>
    </style:style>
    <style:style style:name="T25" style:family="text">
      <style:text-properties fo:font-size="14pt" officeooo:rsid="00ba54f1" style:font-size-asian="14pt" style:font-size-complex="14pt"/>
    </style:style>
    <style:style style:name="T26" style:family="text">
      <style:text-properties fo:font-size="14pt" officeooo:rsid="00bdbaef" style:font-size-asian="14pt" style:font-size-complex="14pt"/>
    </style:style>
    <style:style style:name="T27" style:family="text">
      <style:text-properties fo:font-size="14pt" fo:font-style="italic" fo:font-weight="bold" officeooo:rsid="00b84962" style:font-size-asian="14pt" style:font-style-asian="italic" style:font-weight-asian="bold" style:font-size-complex="14pt" style:font-style-complex="italic" style:font-weight-complex="bold"/>
    </style:style>
    <style:style style:name="T28" style:family="text">
      <style:text-properties fo:font-size="14pt" fo:font-style="italic" style:font-size-asian="14pt" style:font-style-asian="italic" style:font-size-complex="14pt" style:font-style-complex="italic"/>
    </style:style>
    <style:style style:name="T29" style:family="text">
      <style:text-properties fo:font-size="14pt" fo:font-style="italic" officeooo:rsid="00ba54f1" style:font-size-asian="14pt" style:font-style-asian="italic" style:font-size-complex="14pt" style:font-style-complex="italic"/>
    </style:style>
    <style:style style:name="T30" style:family="text">
      <style:text-properties officeooo:rsid="00a895f3"/>
    </style:style>
    <style:style style:name="T31" style:family="text">
      <style:text-properties officeooo:rsid="00ac7a27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officeooo:rsid="00a66a71" style:font-size-asian="12pt" style:font-size-complex="12pt"/>
    </style:style>
    <style:style style:name="T34" style:family="text">
      <style:text-properties officeooo:rsid="00acd4a4"/>
    </style:style>
    <style:style style:name="T35" style:family="text">
      <style:text-properties officeooo:rsid="00adb4a1"/>
    </style:style>
    <style:style style:name="T36" style:family="text">
      <style:text-properties officeooo:rsid="00b0fa8b"/>
    </style:style>
    <style:style style:name="T37" style:family="text">
      <style:text-properties officeooo:rsid="00b1f77b"/>
    </style:style>
    <style:style style:name="T38" style:family="text">
      <style:text-properties officeooo:rsid="00b70d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T17">Modified APA Formatting for Marron </text:span><text:span text:style-name="T16">Document</text:span><text:span text:style-name="T17">s</text:span></text:p>
      <text:p text:style-name="P13"><text:span text:style-name="T33">B</text:span><text:span text:style-name="T32">elow you will find</text:span><text:span text:style-name="T22"> i) a guide to the organizational format for all homework assignments (unless duly noted), ii) the format for the Pull</text:span><text:span text:style-name="T23">um</text:span><text:span text:style-name="T22"> critique, iii) the format for the critique of <text:s/>“Charlotte’s Web,” </text:span><text:span text:style-name="T26">and iv) the format for answering questions from the novel, “Bless Me, Ultima.”</text:span></text:p>
      <text:p text:style-name="P7">---------------------------------------------------------------------------------------------------------------------------------------</text:p>
      <text:p text:style-name="P2"><text:span text:style-name="T36">Your </text:span>Name</text:p>
      <text:p text:style-name="P2">IT <text:span text:style-name="T30"># </text:span>(Marron)</text:p>
      <text:p text:style-name="P9">HW_#</text:p>
      <text:p text:style-name="P8">Date</text:p>
      <text:p text:style-name="P6"/>
      <text:p text:style-name="P36"><text:span text:style-name="T2">Task </text:span><text:span text:style-name="T3">1</text:span><text:span text:style-name="T2">: </text:span><text:span text:style-name="T1">Title </text:span><text:span text:style-name="T4">of Task</text:span><text:span text:style-name="T10"> </text:span><text:span text:style-name="T11">(14pt Times New Roman, center, bold)</text:span></text:p>
      <text:p text:style-name="P40"/>
      <text:p text:style-name="P38"><text:span text:style-name="T34">Main </text:span><text:span text:style-name="T31">Heading </text:span><text:span text:style-name="T34">1</text:span><text:span text:style-name="T31"> (</text:span><text:span text:style-name="T15">Level 1</text:span><text:span text:style-name="T31">)</text:span> <text:span text:style-name="T10">(1</text:span><text:span text:style-name="T12">2</text:span><text:span text:style-name="T10">pt Times New Roman, </text:span><text:span text:style-name="T12">center</text:span><text:span text:style-name="T10">, bold)</text:span></text:p>
      <text:p text:style-name="P48"><text:span text:style-name="T31">Subheading </text:span><text:span text:style-name="T34">1 </text:span><text:span text:style-name="T31"><text:s/>(</text:span><text:span text:style-name="T15">Level 2</text:span><text:span text:style-name="T31">)</text:span><text:span text:style-name="T15"> </text:span><text:span text:style-name="T13">(1</text:span><text:span text:style-name="T14">2</text:span><text:span text:style-name="T13">pt Times New Roman, </text:span><text:span text:style-name="T14">L</text:span><text:span text:style-name="T13">, </text:span><text:span text:style-name="T14">underline</text:span><text:span text:style-name="T13">)</text:span></text:p>
      <text:p text:style-name="P44"/>
      <text:p text:style-name="P50"><text:span text:style-name="T31">Subheading </text:span><text:span text:style-name="T34">2</text:span><text:span text:style-name="T31"> (</text:span><text:span text:style-name="T15">Level 2</text:span><text:span text:style-name="T31">)</text:span><text:span text:style-name="T15"> </text:span></text:p>
      <text:p text:style-name="P44"/>
      <text:p text:style-name="P50"><text:span text:style-name="T31">Subheading </text:span><text:span text:style-name="T34">3</text:span><text:span text:style-name="T31"> (</text:span><text:span text:style-name="T15">Level 2</text:span><text:span text:style-name="T31">)</text:span><text:span text:style-name="T15"> </text:span></text:p>
      <text:p text:style-name="P50"/>
      <text:p text:style-name="P55">etc</text:p>
      <text:p text:style-name="P44"/>
      <text:p text:style-name="P42">Main Heading 2</text:p>
      <text:p text:style-name="P50"><text:span text:style-name="T31">Subheading </text:span><text:span text:style-name="T34">1</text:span></text:p>
      <text:p text:style-name="P45"/>
      <text:p text:style-name="P50"><text:span text:style-name="T31">Subheading </text:span><text:span text:style-name="T34">2</text:span></text:p>
      <text:p text:style-name="P49"/>
      <text:p text:style-name="P55">etc …...</text:p>
      <text:p text:style-name="P55"/>
      <text:p text:style-name="P37"><text:span text:style-name="T2">Task </text:span><text:span text:style-name="T5">2</text:span><text:span text:style-name="T2">: </text:span><text:span text:style-name="T1">Title </text:span><text:span text:style-name="T4">of Task</text:span><text:span text:style-name="T10"> </text:span></text:p>
      <text:p text:style-name="P41"/>
      <text:p text:style-name="P39"><text:span text:style-name="T34">Main </text:span><text:span text:style-name="T31">Heading </text:span><text:span text:style-name="T34">1</text:span></text:p>
      <text:p text:style-name="P50"><text:span text:style-name="T31">Subheading</text:span><text:span text:style-name="T34">1 </text:span></text:p>
      <text:p text:style-name="P46"/>
      <text:p text:style-name="P50"><text:span text:style-name="T31">Subheading </text:span><text:span text:style-name="T34">2</text:span></text:p>
      <text:p text:style-name="P46"/>
      <text:p text:style-name="P50"><text:span text:style-name="T31">Subheading </text:span><text:span text:style-name="T34">3</text:span></text:p>
      <text:p text:style-name="P52"/>
      <text:p text:style-name="P56">etc…….</text:p>
      <text:p text:style-name="P31"/>
      <text:p text:style-name="P47"/>
      <text:p text:style-name="P43">Main Heading 2</text:p>
      <text:p text:style-name="P51"><text:span text:style-name="T31">Subheading </text:span><text:span text:style-name="T34">1</text:span></text:p>
      <text:p text:style-name="P47"/>
      <text:p text:style-name="P51"><text:span text:style-name="T31">Subheading </text:span><text:span text:style-name="T34">2</text:span></text:p>
      <text:p text:style-name="P51"/>
      <text:p text:style-name="P27">etc…..</text:p>
      <text:p text:style-name="P16"><text:soft-page-break/>------------------------------------------------------------------------------------------------------------------</text:p>
      <text:p text:style-name="P3"><text:span text:style-name="T36">Your </text:span>Name</text:p>
      <text:p text:style-name="P3">IT <text:span text:style-name="T30"># </text:span>(Marron)</text:p>
      <text:p text:style-name="P10">HW_#</text:p>
      <text:p text:style-name="P19">Date</text:p>
      <text:p text:style-name="P16"/>
      <text:p text:style-name="P53"><text:span text:style-name="T2">Task </text:span><text:span text:style-name="T6">1</text:span><text:span text:style-name="T2">: </text:span><text:span text:style-name="T5">A Critique of G. Pull</text:span><text:span text:style-name="T8">um</text:span><text:span text:style-name="T5">’s, </text:span><text:span text:style-name="T6">“Land of the Free”</text:span></text:p>
      <text:p text:style-name="P14"/>
      <text:p text:style-name="P22">Introduction</text:p>
      <text:p text:style-name="P22"/>
      <text:p text:style-name="P22"/>
      <text:p text:style-name="P22">Evaluation <text:span text:style-name="T35">of </text:span>Criticism<text:span text:style-name="T35">s</text:span></text:p>
      <text:p text:style-name="P29"><text:s/>Pull<text:span text:style-name="T37">um</text:span> <text:span text:style-name="T35">C</text:span>riticism #1</text:p>
      <text:p text:style-name="P29"/>
      <text:p text:style-name="P29"/>
      <text:p text:style-name="P29"/>
      <text:p text:style-name="P29"><text:s/>Pull<text:span text:style-name="T37">um</text:span> <text:span text:style-name="T35">C</text:span>riticism #<text:span text:style-name="T35">2</text:span></text:p>
      <text:p text:style-name="P22">Conclusion</text:p>
      <text:p text:style-name="P26"/>
      <text:p text:style-name="P16"/>
      <text:p text:style-name="P16">------------------------------------------------------------------------------------------------------------------</text:p>
      <text:p text:style-name="P4">Name</text:p>
      <text:p text:style-name="P4">IT <text:span text:style-name="T30"># </text:span>(Marron)</text:p>
      <text:p text:style-name="P11">HW_#</text:p>
      <text:p text:style-name="P20">Date</text:p>
      <text:p text:style-name="P17"/>
      <text:p text:style-name="P54"><text:span text:style-name="T2">Task </text:span><text:span text:style-name="T6">1</text:span><text:span text:style-name="T2">: <text:s/></text:span><text:span text:style-name="T5">A Critique of </text:span><text:span text:style-name="T7">E.B. White’s, </text:span><text:span text:style-name="T9">Charlotte’s Web</text:span></text:p>
      <text:p text:style-name="P15"/>
      <text:p text:style-name="P23">Introduction</text:p>
      <text:p text:style-name="P23"/>
      <text:p text:style-name="P23"/>
      <text:p text:style-name="P24">Major Theme Development</text:p>
      <text:p text:style-name="P30">Theme 1</text:p>
      <text:p text:style-name="P30"/>
      <text:p text:style-name="P30"/>
      <text:p text:style-name="P30">Theme 2</text:p>
      <text:p text:style-name="P30"/>
      <text:p text:style-name="P24">Character Development</text:p>
      <text:p text:style-name="P30">Character 1</text:p>
      <text:p text:style-name="P30"/>
      <text:p text:style-name="P30"/>
      <text:p text:style-name="P30">Character 2</text:p>
      <text:p text:style-name="P30"/>
      <text:p text:style-name="P30"/>
      <text:p text:style-name="P30"/>
      <text:p text:style-name="P30"/>
      <text:p text:style-name="P30"/>
      <text:p text:style-name="P24"><text:soft-page-break/>Story Arc<text:span text:style-name="T38">s</text:span></text:p>
      <text:p text:style-name="P25"/>
      <text:p text:style-name="P25"/>
      <text:p text:style-name="P25"/>
      <text:p text:style-name="P24">Writing Style</text:p>
      <text:p text:style-name="P24"/>
      <text:p text:style-name="P24"/>
      <text:p text:style-name="P24">Conclusion</text:p>
      <text:p text:style-name="P25"/>
      <text:p text:style-name="P25"/>
      <text:p text:style-name="P18">------------------------------------------------------------------------------------------------------------------</text:p>
      <text:p text:style-name="P5">Name</text:p>
      <text:p text:style-name="P5">IT <text:span text:style-name="T30"># </text:span>(Marron)</text:p>
      <text:p text:style-name="P12">HW_#</text:p>
      <text:p text:style-name="P21">Date</text:p>
      <text:p text:style-name="P18"/>
      <text:p text:style-name="P28"><text:span text:style-name="T17">Task </text:span><text:span text:style-name="T21">#</text:span><text:span text:style-name="T17">: <text:s/></text:span><text:span text:style-name="T20">Study Guide Questions</text:span><text:span text:style-name="T19">, </text:span><text:span text:style-name="T27">Bless Me, Ultima</text:span></text:p>
      <text:p text:style-name="P57"/>
      <text:p text:style-name="P58">Ch, 1</text:p>
      <text:p text:style-name="P32"><text:span text:style-name="T22">Q1. </text:span><text:span text:style-name="T28">Restate the question in italics. For example, Who is Ultima and why does she come to live with Antonio’s family?</text:span></text:p>
      <text:p text:style-name="P32"><text:span text:style-name="T22">Provide the answer directly beneath the question (normal, 12 pt Times New Roman font) freely using as much space <text:s/>/ paragraphs as you deem necessary. </text:span><text:span text:style-name="T24">S</text:span><text:span text:style-name="T22">kip a line between the end of the last answer and the next question. </text:span><text:span text:style-name="T24">Repeat the format until all questions are answered.</text:span></text:p>
      <text:p text:style-name="P59"/>
      <text:p text:style-name="P33"><text:span text:style-name="T22">Q</text:span><text:span text:style-name="T24">2</text:span><text:span text:style-name="T22">. </text:span><text:span text:style-name="T29">What is ...</text:span><text:span text:style-name="T28">?</text:span></text:p>
      <text:p text:style-name="P60">The answer is ……...</text:p>
      <text:p text:style-name="P59"/>
      <text:p text:style-name="P34"><text:span text:style-name="T22">Q</text:span><text:span text:style-name="T25">3</text:span><text:span text:style-name="T22">. </text:span><text:span text:style-name="T29">How does ...</text:span><text:span text:style-name="T28">?</text:span></text:p>
      <text:p text:style-name="P60">The answer is ………</text:p>
      <text:p text:style-name="P60"/>
      <text:p text:style-name="P60">etc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6-09T13:42:52.465212135</dc:date>
    <meta:editing-duration>PT12H5M42S</meta:editing-duration>
    <meta:editing-cycles>119</meta:editing-cycles>
    <meta:generator>LibreOffice/7.3.7.2$Linux_X86_64 LibreOffice_project/30$Build-2</meta:generator>
    <meta:document-statistic meta:table-count="0" meta:image-count="1" meta:object-count="0" meta:page-count="3" meta:paragraph-count="68" meta:word-count="300" meta:character-count="2140" meta:non-whitespace-character-count="1897"/>
  </office:meta>
</office:document-meta>
</file>